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Code">
      <style:text-properties officeooo:paragraph-rsid="00175b1d"/>
    </style:style>
    <style:style style:name="P4" style:family="paragraph" style:parent-style-name="Chapter_20_Title" style:master-page-name="Standard">
      <style:paragraph-properties style:page-number="auto"/>
    </style:style>
    <style:style style:name="P5" style:family="paragraph" style:parent-style-name="Body_20_Text_20_Cont">
      <style:text-properties fo:language="en" fo:country="US"/>
    </style:style>
    <style:style style:name="P6" style:family="paragraph" style:parent-style-name="Bullet" style:list-style-name="WW8Num3">
      <style:paragraph-properties style:line-height-at-least="0.0693in"/>
    </style:style>
    <style:style style:name="P7" style:family="paragraph" style:parent-style-name="Exercise_20_Bullet" style:list-style-name="WW8Num2">
      <style:paragraph-properties fo:margin-top="0.0835in" fo:margin-bottom="0.139in" loext:contextual-spacing="false" fo:line-height="115%"/>
    </style:style>
    <style:style style:name="T1" style:family="text">
      <style:text-properties officeooo:rsid="00156971"/>
    </style:style>
    <style:style style:name="T2" style:family="text">
      <style:text-properties fo:letter-spacing="-0.0063in"/>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style="italic" style:font-style-asian="italic"/>
    </style:style>
    <style:style style:name="T6" style:family="text">
      <style:text-properties fo:language="en" fo:country="US" officeooo:rsid="00156971"/>
    </style:style>
    <style:style style:name="T7" style:family="text">
      <style:text-properties fo:language="en" fo:country="US" officeooo:rsid="00175b1d"/>
    </style:style>
    <style:style style:name="T8" style:family="text">
      <style:text-properties fo:language="en" fo:country="US" officeooo:rsid="0018a0b0"/>
    </style:style>
    <style:style style:name="T9" style:family="text">
      <style:text-properties style:font-name="Utopia-Italic" style:font-name-complex="Utopia-Italic"/>
    </style:style>
    <style:style style:name="T10" style:family="text">
      <style:text-properties style:font-name="Utopia-Italic" fo:language="en" fo:country="US" style:font-name-complex="Utopia-Italic"/>
    </style:style>
    <style:style style:name="T11" style:family="text">
      <style:text-properties fo:font-weight="bold" style:font-weight-asian="bold"/>
    </style:style>
    <style:style style:name="T12" style:family="text">
      <style:text-properties fo:font-weight="bold" officeooo:rsid="00156971" style:font-weight-asian="bold"/>
    </style:style>
    <style:style style:name="T13" style:family="text">
      <style:text-properties fo:font-weight="bold" officeooo:rsid="00175b1d" style:font-weight-asian="bold"/>
    </style:style>
    <style:style style:name="T14" style:family="text">
      <style:text-properties fo:font-weight="bold" officeooo:rsid="0018a0b0" style:font-weight-asian="bold"/>
    </style:style>
    <style:style style:name="T15" style:family="text">
      <style:text-properties style:font-name-asian="TheSansMonoConNormal1"/>
    </style:style>
    <style:style style:name="T16" style:family="text">
      <style:text-properties style:font-name="TheSansMonoCondensed-SemiLightI" style:font-name-complex="TheSansMonoCondensed-SemiLightI"/>
    </style:style>
    <style:style style:name="T17" style:family="text">
      <style:text-properties fo:font-size="10pt" style:font-size-asian="10pt"/>
    </style:style>
    <style:style style:name="T18" style:family="text">
      <style:text-properties fo:font-size="10pt" fo:language="en" fo:country="US" style:font-size-asian="10pt"/>
    </style:style>
    <style:style style:name="T19" style:family="text">
      <style:text-properties style:font-name="Utopia-Bold" fo:language="en" fo:country="US" style:font-name-complex="Utopia-Bold"/>
    </style:style>
    <style:style style:name="T20" style:family="text">
      <style:text-properties style:use-window-font-color="true" style:font-name="Utopia" fo:font-size="11pt" fo:language="en" fo:country="US" officeooo:rsid="00156971"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en" fo:country="US" officeooo:rsid="00175b1d" style:font-name-asian="Calibri" style:font-size-asian="11pt" style:font-name-complex="Utopia" style:font-size-complex="11pt" style:language-complex="ar" style:country-complex="SA"/>
    </style:style>
    <style:style style:name="fr1" style:family="graphic" style:parent-style-name="Frame">
      <style:graphic-properties fo:margin-left="9.3882in" fo:margin-right="9.3882in" fo:margin-top="0in" fo:margin-bottom="0in" style:wrap="none" style:vertical-pos="from-top" style:vertical-rel="paragraph" style:horizontal-pos="from-left" style:horizontal-rel="paragraph" fo:background-color="#ffffff" style:background-transparency="100%" draw:fill="solid" draw:fill-color="#ffffff" draw:opacity="0%" fo:padding="0.0008in" fo:border="none"/>
    </style:style>
  </office:automatic-styles>
  <office:body>
    <office:text text:use-soft-page-breaks="true">
      <office:forms form:automatic-focus="false" form:apply-design-mode="false"/>
      <text:tracked-changes>
        <text:changed-region xml:id="ct94532961973840" text:id="ct94532961973840">
          <text:deletion>
            <office:change-info>
              <dc:creator>Ray Lischner</dc:creator>
              <dc:date>2020-03-16T09:06:42</dc:date>
            </office:change-info>
            <text:p text:style-name="P5"/>
            <text:p text:style-name="Body_20_Text_20_Cont"/>
          </text:deletion>
        </text:changed-region>
        <text:changed-region xml:id="ct94533059082608" text:id="ct94533059082608">
          <text:insertion>
            <office:change-info>
              <dc:creator>Ray Lischner</dc:creator>
              <dc:date>2020-03-16T09:06:50</dc:date>
            </office:change-info>
          </text:insertion>
        </text:changed-region>
        <text:changed-region xml:id="ct94533059116320" text:id="ct94533059116320">
          <text:deletion>
            <office:change-info>
              <dc:creator>Ray Lischner</dc:creator>
              <dc:date>2020-03-16T09:06:51</dc:date>
            </office:change-info>
            <text:p text:style-name="Body_20_Text_20_Cont"><text:span text:style-name="T3">3</text:span></text:p>
          </text:deletion>
        </text:changed-region>
        <text:changed-region xml:id="ct94533039908880" text:id="ct94533039908880">
          <text:insertion>
            <office:change-info>
              <dc:creator>Ray Lischner</dc:creator>
              <dc:date>2020-03-16T09:06:54</dc:date>
            </office:change-info>
          </text:insertion>
        </text:changed-region>
        <text:changed-region xml:id="ct94533019800544" text:id="ct94533019800544">
          <text:deletion>
            <office:change-info>
              <dc:creator>Ray Lischner</dc:creator>
              <dc:date>2020-03-16T09:06:54</dc:date>
            </office:change-info>
            <text:p text:style-name="Code_20_Caption"><text:span text:style-name="T11">3</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riting Classes</text:p>
      <text:p text:style-name="Body_20_Text_20_First"><text:span text:style-name="T2">T</text:span>he <text:span text:style-name="Code_20_Inline">rational</text:span> type is an example of a<text:span text:style-name="T3"> </text:span><text:span text:style-name="Emphasis"><text:span text:style-name="T9">class</text:span></text:span>. Now that you’ve seen a<text:span text:style-name="T3"> </text:span>concrete example of writing your own class, it’s time to understand the general rules that govern all classes. This Exploration and the next four lay the foundation for this important aspect of C++ programming.</text:p>
      <text:h text:style-name="Heading_20_1" text:outline-level="1"><text:bookmark-start text:name="class"/>Anatomy of a<text:span text:style-name="T3"> </text:span>Class</text:h>
      <text:p text:style-name="Body_20_Text_20_First">A class has a<text:span text:style-name="T3"> </text:span>name and <text:span text:style-name="Emphasis"><text:span text:style-name="T9">members</text:span></text:span>—data members, member functions, and even member typedefs and nested classes. You start a<text:span text:style-name="T3"> </text:span>class definition with the <text:span text:style-name="Code_20_Inline">struct</text:span> keyword. (You might wonder why you would not start a<text:span text:style-name="T3"> </text:span>class definition with the <text:span text:style-name="Code_20_Inline">class</text:span> keyword. Please be patient; all will become clear in Exploration 3<text:span text:style-name="T1">6</text:span>.) Use curly braces to surround the body of the class definition, and the definition ends with a<text:span text:style-name="T3"> </text:span>semicolon. Within the curly braces, you list all the members. Declare data members in a<text:span text:style-name="T3"> </text:span>manner similar to a<text:span text:style-name="T3"> </text:span>local variable definition. You write member functions in the same manner as you would a<text:span text:style-name="T3"> </text:span>free function. Listing<text:span text:style-name="T3"> </text:span>3<text:span text:style-name="T1">4</text:span>-1 shows a<text:span text:style-name="T3"> </text:span>simple class definition that contains only data members.</text:p>
      <text:p text:style-name="Code_20_Caption"><text:span text:style-name="T11">Listing</text:span><text:span text:style-name="T4"> </text:span><text:span text:style-name="T11">3</text:span><text:span text:style-name="T12">4</text:span><text:span text:style-name="T11">-1.</text:span> Class Definition for a<text:span text:style-name="T3"> </text:span>Cartesian Point</text:p>
      <text:p text:style-name="Code">struct point</text:p>
      <text:p text:style-name="Code">{</text:p>
      <text:p text:style-name="Code"><text:soft-page-break/><text:span text:style-name="T15"><text:s text:c="2"/></text:span>double x;</text:p>
      <text:p text:style-name="Code"><text:span text:style-name="T15"><text:s text:c="2"/></text:span>double y;</text:p>
      <text:p text:style-name="Code">};</text:p>
      <text:p text:style-name="Body_20_Text_20_Cont"><text:span text:style-name="T3">Listing 3</text:span><text:span text:style-name="T6">4</text:span><text:span text:style-name="T3">-2 demonstrates how C++ lets you list multiple data members in a single declaration. Except for trivial classes, this style is uncommon. I prefer to list each member separately, so I can include a comment explaining the member, what it’s used for, what constraints apply to it, and so on. Even without the comment, a little extra clarity goes a long way. </text:span></text:p>
      <text:p text:style-name="Code_20_Caption"><text:span text:style-name="T11">Listing</text:span><text:span text:style-name="T4"> </text:span><text:span text:style-name="T11">3</text:span><text:span text:style-name="T12">4</text:span><text:span text:style-name="T11">-2.</text:span> Multiple Data Members in One Declaration</text:p>
      <text:p text:style-name="Code">struct point</text:p>
      <text:p text:style-name="Code">{</text:p>
      <text:p text:style-name="Code"><text:span text:style-name="T15"><text:s text:c="2"/></text:span>double x, y;</text:p>
      <text:p text:style-name="Code">};</text:p>
      <text:p text:style-name="P5">As with any other name in a C++ source file, before you can use a class name, the compiler must see its declaration or definition. You can use the name of a class within its own definition.</text:p>
      <text:p text:style-name="P5">Use the class name as a type name, to define local variables, function parameters, function return types, and even other data members. The compiler knows about the class name from the very start of the class definition, so you can use its name as a type name inside the class definition.</text:p>
      <text:p text:style-name="Body_20_Text_20_Cont"><text:span text:style-name="T3">When you define a variable using a class type, the compiler sets aside enough memory so the variable can store its own copy of every data member of the class. For example, define an object with type </text:span><text:span text:style-name="Code_20_Inline"><text:span text:style-name="T3">point</text:span></text:span><text:span text:style-name="T3">, and the object contains the </text:span><text:span text:style-name="Code_20_Inline"><text:span text:style-name="T3">x</text:span></text:span><text:span text:style-name="T3"> and </text:span><text:span text:style-name="Code_20_Inline"><text:span text:style-name="T3">y</text:span></text:span><text:span text:style-name="T3"> members. Define another object of type </text:span><text:span text:style-name="Code_20_Inline"><text:span text:style-name="T3">point</text:span></text:span><text:span text:style-name="T3">, and that object contains its own, separate </text:span><text:span text:style-name="Code_20_Inline"><text:span text:style-name="T3">x</text:span></text:span><text:span text:style-name="T3"> and </text:span><text:span text:style-name="Code_20_Inline"><text:span text:style-name="T3">y</text:span></text:span><text:span text:style-name="T3"> members.</text:span></text:p>
      <text:p text:style-name="Body_20_Text_20_Cont"><text:span text:style-name="T3">Use the dot (</text:span><text:span text:style-name="Code_20_Inline"><text:span text:style-name="T3">.</text:span></text:span><text:span text:style-name="T3">) operator to access the members, as you have been doing throughout this book. The object is the left-hand operand, and the member name is the right-hand operand, as shown in Listing 3</text:span><text:span text:style-name="T20">4</text:span><text:span text:style-name="T3">-3.</text:span></text:p>
      <text:p text:style-name="Code_20_Caption"><text:span text:style-name="T11">Listing</text:span><text:span text:style-name="T4"> </text:span><text:span text:style-name="T11">3</text:span><text:span text:style-name="T12">4</text:span><text:span text:style-name="T11">-3.</text:span> Using a<text:span text:style-name="T3"> </text:span>Class and Its Members</text:p>
      <text:p text:style-name="Code">#include &lt;iostream&gt;</text:p>
      <text:p text:style-name="Code"/>
      <text:p text:style-name="Code">struct point</text:p>
      <text:p text:style-name="Code"><text:soft-page-break/>{</text:p>
      <text:p text:style-name="Code"><text:span text:style-name="T15"><text:s text:c="2"/></text:span>double x;</text:p>
      <text:p text:style-name="Code"><text:span text:style-name="T15"><text:s text:c="2"/></text:span>double y;</text:p>
      <text:p text:style-name="Code">};</text:p>
      <text:p text:style-name="Code"/>
      <text:p text:style-name="Code">int main()</text:p>
      <text:p text:style-name="Code">{</text:p>
      <text:p text:style-name="Code"><text:span text:style-name="T15"><text:s text:c="2"/></text:span>point origin{}, unity{};</text:p>
      <text:p text:style-name="Code"><text:span text:style-name="T15"><text:s text:c="2"/></text:span>origin.x = 0;</text:p>
      <text:p text:style-name="Code"><text:span text:style-name="T15"><text:s text:c="2"/></text:span>origin.y = 0;</text:p>
      <text:p text:style-name="Code"><text:span text:style-name="T15"><text:s text:c="2"/></text:span>unity.x = 1;</text:p>
      <text:p text:style-name="Code"><text:span text:style-name="T15"><text:s text:c="2"/></text:span>unity.y = 1;</text:p>
      <text:p text:style-name="Code"><text:span text:style-name="T15"><text:s text:c="2"/></text:span>std::cout &lt;&lt; "origin = (" &lt;&lt; origin.x &lt;&lt; ", " &lt;&lt; origin.y &lt;&lt; ")\n";</text:p>
      <text:p text:style-name="Code"><text:span text:style-name="T15"><text:s text:c="2"/></text:span>std::cout &lt;&lt; "unity <text:s/>= (" &lt;&lt; unity.x <text:s/>&lt;&lt; ", " &lt;&lt; unity.y <text:s/>&lt;&lt; ")\n";</text:p>
      <text:p text:style-name="Code">}</text:p>
      <text:h text:style-name="Heading_20_1" text:outline-level="1"><text:bookmark-start text:name="mem"/><text:bookmark-end text:name="class"/>Member Functions</text:h>
      <text:p text:style-name="Body_20_Text_20_First">In addition to data members, you can have member functions. Member function definitions look very similar to ordinary function definitions, except you define them as part of a<text:span text:style-name="T3"> </text:span>class definition. Also, a<text:span text:style-name="T3"> </text:span>member function can call other member functions of the same class and can access data members of the same class. Listing<text:span text:style-name="T3"> </text:span>3<text:span text:style-name="T1">4</text:span>-4 shows some member functions added to class <text:span text:style-name="Code_20_Inline">point</text:span>.</text:p>
      <text:p text:style-name="Code_20_Caption"><text:span text:style-name="T11">Listing</text:span><text:span text:style-name="T4"> </text:span><text:span text:style-name="T11">3</text:span><text:span text:style-name="T12">4</text:span><text:span text:style-name="T11">-4.</text:span> Member Functions for Class <text:span text:style-name="Code_20_Inline"><text:span text:style-name="T16">point</text:span></text:span></text:p>
      <text:p text:style-name="Code">#include &lt;cmath&gt; // for sqrt and atan2</text:p>
      <text:p text:style-name="Code"/>
      <text:p text:style-name="Code">struct point</text:p>
      <text:p text:style-name="Code">{</text:p>
      <text:p text:style-name="Code"><text:span text:style-name="T15"><text:s text:c="2"/></text:span>/// Distance to the origin.</text:p>
      <text:p text:style-name="Code"><text:span text:style-name="T15"><text:s text:c="2"/></text:span>double distance()</text:p>
      <text:p text:style-name="Code"><text:span text:style-name="T15"><text:s text:c="2"/></text:span>{</text:p>
      <text:p text:style-name="Code"><text:span text:style-name="T15"><text:s text:c="4"/></text:span>return std::sqrt(x*x + y*y);</text:p>
      <text:p text:style-name="Code"><text:span text:style-name="T15"><text:s text:c="2"/></text:span>}</text:p>
      <text:p text:style-name="Code"><text:span text:style-name="T15"><text:s text:c="2"/></text:span>/// Angle relative to x-axis.</text:p>
      <text:p text:style-name="Code"><text:span text:style-name="T15"><text:s text:c="2"/></text:span>double angle()</text:p>
      <text:p text:style-name="Code"><text:span text:style-name="T15"><text:s text:c="2"/></text:span>{</text:p>
      <text:p text:style-name="Code"><text:span text:style-name="T15"><text:s text:c="4"/></text:span>return std::atan2(y, x);</text:p>
      <text:p text:style-name="Code"><text:span text:style-name="T15"><text:s text:c="2"/></text:span>}</text:p>
      <text:p text:style-name="Code"/>
      <text:p text:style-name="Code"><text:span text:style-name="T15"><text:s text:c="2"/></text:span>/// Add an offset to x and y.</text:p>
      <text:p text:style-name="Code"><text:span text:style-name="T15"><text:s text:c="2"/></text:span>void offset(double off)</text:p>
      <text:p text:style-name="Code"><text:soft-page-break/><text:span text:style-name="T15"><text:s text:c="2"/></text:span>{</text:p>
      <text:p text:style-name="Code"><text:span text:style-name="T15"><text:s text:c="4"/></text:span>offset(off, off);</text:p>
      <text:p text:style-name="Code"><text:span text:style-name="T15"><text:s text:c="2"/></text:span>}</text:p>
      <text:p text:style-name="Code"><text:span text:style-name="T15"><text:s text:c="2"/></text:span>/// Add an offset to x and an offset to y</text:p>
      <text:p text:style-name="Code"><text:span text:style-name="T15"><text:s text:c="2"/></text:span>void offset(double <text:s/>xoff, double yoff)</text:p>
      <text:p text:style-name="Code"><text:span text:style-name="T15"><text:s text:c="2"/></text:span>{</text:p>
      <text:p text:style-name="Code"><text:span text:style-name="T15"><text:s text:c="4"/></text:span>x = x + xoff;</text:p>
      <text:p text:style-name="Code"><text:span text:style-name="T15"><text:s text:c="4"/></text:span>y = y + yoff;</text:p>
      <text:p text:style-name="Code"><text:span text:style-name="T15"><text:s text:c="2"/></text:span>}</text:p>
      <text:p text:style-name="Code"/>
      <text:p text:style-name="Code"><text:span text:style-name="T15"><text:s text:c="2"/></text:span>/// Scale x and y.</text:p>
      <text:p text:style-name="Code"><text:span text:style-name="T15"><text:s text:c="2"/></text:span>void scale(double mult)</text:p>
      <text:p text:style-name="Code"><text:span text:style-name="T15"><text:s text:c="2"/></text:span>{</text:p>
      <text:p text:style-name="Code"><text:span text:style-name="T15"><text:s text:c="4"/></text:span>this-&gt;scale(mult, mult);</text:p>
      <text:p text:style-name="Code"><text:span text:style-name="T15"><text:s text:c="2"/></text:span>}</text:p>
      <text:p text:style-name="Code"><text:span text:style-name="T15"><text:s text:c="2"/></text:span>/// Scale x and y.</text:p>
      <text:p text:style-name="Code"><text:span text:style-name="T15"><text:s text:c="2"/></text:span>void scale(double xmult, double ymult)</text:p>
      <text:p text:style-name="Code"><text:span text:style-name="T15"><text:s text:c="2"/></text:span>{</text:p>
      <text:p text:style-name="Code"><text:span text:style-name="T15"><text:s text:c="4"/></text:span>this-&gt;x = this-&gt;x * xmult;</text:p>
      <text:p text:style-name="Code"><text:span text:style-name="T15"><text:s text:c="4"/></text:span>this-&gt;y = this-&gt;y * ymult;</text:p>
      <text:p text:style-name="Code"><text:span text:style-name="T15"><text:s text:c="2"/></text:span>}</text:p>
      <text:p text:style-name="Code"><text:span text:style-name="T15"><text:s text:c="2"/></text:span>double x;</text:p>
      <text:p text:style-name="Code"><text:span text:style-name="T15"><text:s text:c="2"/></text:span>double y;</text:p>
      <text:p text:style-name="Code">};</text:p>
      <text:p text:style-name="Body_20_Text_20_Cont"><text:span text:style-name="T3">For each member function, the compiler generates a hidden parameter named </text:span><text:span text:style-name="Code_20_Inline"><text:span text:style-name="T3">this</text:span></text:span><text:span text:style-name="T3">. When you call a member function, the compiler passes the object as the hidden argument. In a member function, you can access the object with the expression </text:span><text:span text:style-name="Code_20_Inline"><text:span text:style-name="T3">*this</text:span></text:span><text:span text:style-name="T3">. The C++ syntax rules specify that the member operator (</text:span><text:span text:style-name="Code_20_Inline"><text:span text:style-name="T3">.</text:span></text:span><text:span text:style-name="T3">) has higher precedence than the </text:span><text:span text:style-name="Code_20_Inline"><text:span text:style-name="T3">*</text:span></text:span><text:span text:style-name="T3"> operator, so you need parentheses around </text:span><text:span text:style-name="Code_20_Inline"><text:span text:style-name="T3">*this</text:span></text:span><text:span text:style-name="T3"> (e.g., </text:span><text:span text:style-name="Code_20_Inline"><text:span text:style-name="T3">(*this).x</text:span></text:span><text:span text:style-name="T18">)</text:span><text:span text:style-name="T3">. As a syntactic convenience, another way to write the same expression is </text:span><text:span text:style-name="Code_20_Inline"><text:span text:style-name="T3">this-</text:span></text:span><text:span text:style-name="T3">&gt;</text:span><text:span text:style-name="Code_20_Inline"><text:span text:style-name="T3">x</text:span></text:span><text:span text:style-name="T3">, several examples of which you can see in Listing 3</text:span><text:span text:style-name="T6">4</text:span><text:span text:style-name="T3">-4.</text:span></text:p>
      <text:p text:style-name="Body_20_Text_20_Cont"><text:span text:style-name="T3">The compiler is smart enough to know when you use a member name, so the use of </text:span><text:span text:style-name="Code_20_Inline"><text:span text:style-name="T3">this-&gt;</text:span></text:span><text:span text:style-name="T3"> is optional. If a name has no local definition, and it is the name of a member, the compiler assumes you want to use the member. Some programmers prefer to always include </text:span><text:span text:style-name="Code_20_Inline"><text:span text:style-name="T3">this-&gt;</text:span></text:span><text:span text:style-name="T3"> for the sake of clarity—in a large program, you can easily lose track of which names are member names. Other programmers find the extra </text:span><text:span text:style-name="Code_20_Inline"><text:span text:style-name="T3">this-&gt;</text:span></text:span><text:span text:style-name="T3"> to be clutter and use it only when necessary. My recommendation is the latter. You need to learn to read C++ classes, and one of the necessary skills is to be able to read a class definition, find the member names, and keep track of those names while you read the class definition.</text:span></text:p>
      <text:p text:style-name="Body_20_Text_20_Cont"><text:soft-page-break/><text:span text:style-name="T3">A number of programmers employ a more subtle technique, which involves using a special prefix or suffix to denote data member names. For example, a common technique is to use the prefix </text:span><text:span text:style-name="Code_20_Inline"><text:span text:style-name="T3">m_</text:span></text:span><text:span text:style-name="T3"> for all data members (“m” is short for </text:span><text:span text:style-name="T5">member</text:span><text:span text:style-name="T3">). Another common technique is a little less intrusive: using a plain underscore (</text:span><text:span text:style-name="Code_20_Inline"><text:span text:style-name="T3">_</text:span></text:span><text:span text:style-name="T3">) suffix. I prefer a suffix to a prefix, because suffixes interfere less than prefixes, so they don’t obscure the important part of a name. From now on, I will adopt the practice of appending an underscore to every data member name.</text:span></text:p>
      <text:p text:style-name="Side_20_Bar_20_Head"><text:bookmark-end text:name="mem"/>No Leading Underscore</text:p>
      <text:p text:style-name="Side_20_Bar_20_Body">If you want to use only an underscore to denote members, use it as a<text:span text:style-name="T3"> </text:span>suffix, not a<text:span text:style-name="T3"> </text:span>prefix. The C++ standard sets aside certain names and prohibits you from using them. The actual rules are somewhat lengthy<text:span text:style-name="T3">,</text:span> because C++ inherits a<text:span text:style-name="T3"> </text:span>number of restrictions from the C standard library. For example, you should not use any name that begins with <text:span text:style-name="Code_20_Inline">E</text:span> and is followed by a<text:span text:style-name="T3"> </text:span>digit or an uppercase letter. (That rule seems arcane, but the C standard library defines several error code names, such as <text:span text:style-name="Code_20_Inline">ERANGE</text:span>, for a<text:span text:style-name="T3"> </text:span>range error in a<text:span text:style-name="T3"> </text:span>math function. This rule lets the library add new names in the future and lets those who implement libraries add vendor-specific names.)</text:p>
      <text:p text:style-name="Side_20_Bar_20_Body">I like simplicity, so I<text:span text:style-name="T3"> </text:span>follow three basic rules. These rules are slightly more restrictive than the official C++ rules, but not in any burdensome way:</text:p>
      <text:p text:style-name="Side_20_Bar_20_Last"><draw:frame draw:style-name="fr1" draw:name="Frame1" text:anchor-type="char" svg:x="-0.0008in" svg:y="-0.0008in" svg:width="6.0425in" svg:height="0.9547in" draw:z-index="0"><draw:text-box><text:list xml:id="list2728553950" text:style-name="WW8Num2"><text:list-item><text:p text:style-name="P7">Do not use any name that contains two consecutive underscores (<text:span text:style-name="Code_20_Inline">like__this</text:span>).</text:p>
</text:list-item><text:list-item><text:p text:style-name="P7">Do not use any name that starts with an underscore (<text:span text:style-name="Code_20_Inline">_like_this</text:span>).</text:p>
</text:list-item><text:list-item><text:p text:style-name="P7">Do not use any name that is all uppercase (<text:span text:style-name="Code_20_Inline">LIKE_THIS</text:span>).</text:p>
</text:list-item></text:list></draw:text-box></draw:frame>Using a<text:span text:style-name="T3"> </text:span>reserved name results in undefined behavior. The compiler may not complain, but the results are unpredictable. Typically, a<text:span text:style-name="T3"> </text:span>standard library implementation must invent many additional names for its internal use. By defining certain names that the application programmer cannot use, C++ ensures the library-writer can use these names within the library. If you accidentally use a<text:span text:style-name="T3"> </text:span>name that conflicts with an internal library name, the result could be chaos or merely a<text:span text:style-name="T3"> </text:span>subtle shift in a<text:span text:style-name="T3"> </text:span>function’s implementation.</text:p>
      <text:h text:style-name="Heading_20_1" text:outline-level="1"><text:soft-page-break/>Constructor</text:h>
      <text:p text:style-name="Body_20_Text_20_First">As you learned in Exploration <text:span text:style-name="T1">30</text:span>, a constructor is a special member function that initializes an object’s data members. You saw several variations on how to write a constructor, and now it’s time to learn a few more.</text:p>
      <text:p text:style-name="Body_20_Text_20_Cont"><text:span text:style-name="T3">When you declare a data member, you can also provide an initializer. The initializer is a default value that the compiler uses in case a constructor does not initialize that member. Use the normal initialization syntax of providing a value or values in curly braces.</text:span><text:change text:change-id="ct94532961973840"/></text:p>
      <text:p text:style-name="Code">struct point {</text:p>
      <text:p text:style-name="Code"><text:span text:style-name="T15"><text:s text:c="2"/></text:span>int x <text:span text:style-name="T1">= 1</text:span>;</text:p>
      <text:p text:style-name="Code"><text:span text:style-name="T15"><text:s text:c="2"/></text:span>int y;</text:p>
      <text:p text:style-name="Code"><text:span text:style-name="T15"><text:s text:c="2"/></text:span>point() {} // initializes x to 1 and y to 0</text:p>
      <text:p text:style-name="Code">};</text:p>
      <text:p text:style-name="Body_20_Text_20_Cont"><text:span text:style-name="T3">Use this style of initializing data members only when a particular member needs a single value in all or nearly all constructors. By separating the initial value from the constructor, it makes the constructor harder to read and understand. The human reader must read the constructor and the data member declarations to know how the object is initialized. On the other hand, using default initializers is a great way to ensure that data members of built-in type, such as </text:span><text:span text:style-name="Code_20_Inline"><text:span text:style-name="T3">int</text:span></text:span><text:span text:style-name="T3">, are always initialized.</text:span></text:p>
      <text:p text:style-name="Body_20_Text_20_Cont"><text:span text:style-name="T3">Recall that constructors can be overloaded, and the compiler chooses which constructor to call, based on the arguments in the initializer. I like to use curly braces to initialize an object. The values in the curly braces are passed to the constructor in the same manner as function arguments to an ordinary function. In fact, C++ 03 used parentheses to initialize an object, so an initializer looked very much like a function call. </text:span><text:span text:style-name="T20">Later versions of C++</text:span><text:span text:style-name="T3"> still allows this style of initializer, </text:span><text:span text:style-name="T6">b</text:span><text:span text:style-name="T3">ut in </text:span><text:span text:style-name="T6">nearly </text:span><text:span text:style-name="T3">all other cases, curly braces are better. Exploration 3</text:span><text:span text:style-name="T6">1</text:span><text:span text:style-name="T3"> demonstrated that curly braces provide greater type safety.</text:span></text:p>
      <text:p text:style-name="Body_20_Text_20_Cont"><text:span text:style-name="T3">Another key difference with curly braces is that you can initialize a container, such as a </text:span><text:span text:style-name="Code_20_Inline"><text:span text:style-name="T3">vector</text:span></text:span><text:span text:style-name="T3">, with a series of values in curly braces, as follows:</text:span></text:p>
      <text:p text:style-name="Code">std::vector&lt;int&gt; data{ 1, 2, 3 };</text:p>
      <text:p text:style-name="P5"><text:soft-page-break/>This introduces a problem. The vector type has several constructors. For example, a two-argument constructor lets you initialize a vector with many copies of a single value. A vector with ten zeroes, for example, can be initialized as follows:</text:p>
      <text:p text:style-name="Code">std::vector&lt;int&gt; ten_zeroes(10, 0);</text:p>
      <text:p text:style-name="Body_20_Text_20_Cont"><text:span text:style-name="T3">Note that I used parentheses. What if I used curly braces? </text:span><text:span text:style-name="Strong_20_Emphasis"><text:span text:style-name="T19">Try it. What happens?</text:span></text:span></text:p>
      <text:p text:style-name="Unnumbered_20_List">______________________________________________________________</text:p>
      <text:p text:style-name="Unnumbered_20_List">_____________________________________________________________</text:p>
      <text:p text:style-name="Body_20_Text_20_Cont"><text:span text:style-name="T3">The vector is initialized with two integers: 10 and 0. The rule is that containers treat curly braces as a series of values with which to initialize the container contents. Curly braces can be used in a few other cases, such as copying a container, but i</text:span><text:span text:style-name="T20">f the constructor arguments look like container values, then the compiler may interpret them that way or issue an error message about ambiguity.</text:span></text:p>
      <text:p text:style-name="P5">Write a constructor almost the same way you would an ordinary member function, but with a few differences.</text:p>
      <text:list xml:id="list1161186707" text:style-name="WW8Num3">
        <text:list-item>
          <text:p text:style-name="P6">Omit the return type.</text:p>
        </text:list-item>
        <text:list-item>
          <text:p text:style-name="P6">Use plain <text:span text:style-name="Code_20_Inline">return;</text:span><text:span text:style-name="T17"> (</text:span>return statements that do not return values).</text:p>
        </text:list-item>
        <text:list-item>
          <text:p text:style-name="P6">Use the class name as the function name.</text:p>
        </text:list-item>
        <text:list-item>
          <text:p text:style-name="P6">Add an initializer list after a colon to initialize the data members. An initializer can also invoke another constructor, passing arguments to that constructor. Delegating construction to a common constructor is a great way to ensure rules are properly enforced by all constructors.</text:p>
        </text:list-item>
      </text:list>
      <text:p text:style-name="Body_20_Text_20_Cont"><text:span text:style-name="T3">Listing 3</text:span><text:change-start text:change-id="ct94533059082608"/><text:span text:style-name="T8">4</text:span><text:change-end text:change-id="ct94533059082608"/><text:change text:change-id="ct94533059116320"/><text:span text:style-name="T3">-5 shows several examples of constructors added to class </text:span><text:span text:style-name="Code_20_Inline"><text:span text:style-name="T3">point</text:span></text:span><text:span text:style-name="T3">.</text:span></text:p>
      <text:p text:style-name="Code_20_Caption"><text:span text:style-name="T11">Listing</text:span><text:span text:style-name="T4"> </text:span><text:span text:style-name="T11">3</text:span><text:change-start text:change-id="ct94533039908880"/><text:span text:style-name="T14">4</text:span><text:change-end text:change-id="ct94533039908880"/><text:change text:change-id="ct94533019800544"/><text:span text:style-name="T11">-5.</text:span> Constructors for Class <text:span text:style-name="Code_20_Inline"><text:span text:style-name="T16">point</text:span></text:span></text:p>
      <text:p text:style-name="Code">struct point</text:p>
      <text:p text:style-name="Code">{</text:p>
      <text:p text:style-name="Code"><text:span text:style-name="T15"><text:s text:c="2"/></text:span>point()</text:p>
      <text:p text:style-name="Code"><text:span text:style-name="T15"><text:s text:c="2"/></text:span>: point{0.0, 0.0}</text:p>
      <text:p text:style-name="Code"><text:span text:style-name="T15"><text:s text:c="2"/></text:span>{}</text:p>
      <text:p text:style-name="Code"><text:span text:style-name="T15"><text:s text:c="2"/></text:span>point(double x, double y)</text:p>
      <text:p text:style-name="Code"><text:span text:style-name="T15"><text:s text:c="2"/></text:span>: x_{x}, y_{y}</text:p>
      <text:p text:style-name="Code"><text:span text:style-name="T15"><text:s text:c="2"/></text:span>{}</text:p>
      <text:p text:style-name="Code"><text:span text:style-name="T15"><text:s text:c="2"/></text:span>point(point const&amp; pt)</text:p>
      <text:p text:style-name="Code"><text:span text:style-name="T15"><text:s text:c="2"/></text:span>: point{pt.x_, pt.y_}</text:p>
      <text:p text:style-name="Code"><text:span text:style-name="T15"><text:s text:c="2"/></text:span>{}</text:p>
      <text:p text:style-name="Code"><text:soft-page-break/><text:span text:style-name="T15"><text:s text:c="2"/></text:span>double x_;</text:p>
      <text:p text:style-name="Code"><text:span text:style-name="T15"><text:s text:c="2"/></text:span>double y_;</text:p>
      <text:p text:style-name="Code">};</text:p>
      <text:p text:style-name="P5">Initialization is one of the key differences between class types and built-in types. If you define an object of built-in type without an initializer, you get a garbage value, but objects of class type are always initialized by calling a constructor. You always get a chance to initialize the object’s data members. The difference between built-in types and class types are also evident in the rules C++ uses to initialize data members in a constructor.</text:p>
      <text:p text:style-name="Body_20_Text_20_Cont"><text:span text:style-name="T3">A constructor’s initialize</text:span><text:alphabetical-index-mark text:string-value="initializer" text:key1="Constructors"/><text:span text:style-name="T3"> list is optional, but I recommend you always provide it, unless every data member has an initializer. The initializer list appears after a colon, which follows the closing parenthesis of the constructor’s parameter list; it initializes each data member in the same order in which you declare them in the class definition, ignoring the order in the initializer list. To avoid confusion, always write the initializer list in the same order as the data members. Member initializers are separated by commas and can spill onto as many lines as you need. Each member initializer provides the initial value of a single data member or uses the class name to invoke another constructor. List the member name, followed by its initializer in curly braces. Initializing a data member is the same as initializing a variable and follows the same rules.</text:span></text:p>
      <text:p text:style-name="P5">If you don’t write any constructors for your class, the compiler writes its own default constructor. The compiler’s default constructor is just like a constructor that omits an initializer list.</text:p>
      <text:p text:style-name="Code">struct point {</text:p>
      <text:p text:style-name="Code"><text:span text:style-name="T15"><text:s text:c="2"/></text:span>point() {} // x_ is initialized to 0, and y_ is uninitialized</text:p>
      <text:p text:style-name="Code"><text:span text:style-name="T15"><text:s text:c="2"/></text:span>double x_{};</text:p>
      <text:p text:style-name="Code"><text:span text:style-name="T15"><text:s text:c="2"/></text:span>double y_;</text:p>
      <text:p text:style-name="Code">};</text:p>
      <text:p text:style-name="Body_20_Text_20_Cont"><text:span text:style-name="T3">When the compiler writes a constructor for you, the constructor is </text:span><text:span text:style-name="Emphasis"><text:span text:style-name="T10">implicit</text:span></text:span><text:span text:style-name="T3">. If you write any constructor, the compiler suppresses the implicit default constructor. If you want a default constructor in that case, you must write it yourself.</text:span></text:p>
      <text:p text:style-name="Body_20_Text_20_Cont"><text:span text:style-name="T3">In some applications, you may want to avoid the overhead of initializing the data members of </text:span><text:span text:style-name="Code_20_Inline"><text:span text:style-name="T3">point</text:span></text:span><text:span text:style-name="T3">, because your application will immediately assign a new value to the </text:span><text:span text:style-name="Code_20_Inline"><text:span text:style-name="T3">point</text:span></text:span><text:span text:style-name="T3"> object. Most of the time, however, caution is best.</text:span></text:p>
      <text:p text:style-name="Body_20_Text_20_Cont"><text:soft-page-break/><text:span text:style-name="T3">A </text:span><text:span text:style-name="Emphasis"><text:span text:style-name="T10">copy</text:span></text:span><text:span text:style-name="T3"> </text:span><text:span text:style-name="Emphasis"><text:span text:style-name="T3">constructo</text:span></text:span><text:alphabetical-index-mark text:string-value="copy constructor" text:key1="Constructors"/><text:span text:style-name="T3"> is one that takes a single argument of the same type as the class, passed by reference. The compiler automatically generates calls to the copy constructor when you pass objects by value to functions, or when functions return objects. You can also initialize a </text:span><text:span text:style-name="Code_20_Inline"><text:span text:style-name="T3">point</text:span></text:span><text:span text:style-name="T3"> object with the value of another </text:span><text:span text:style-name="Code_20_Inline"><text:span text:style-name="T3">point</text:span></text:span><text:span text:style-name="T3"> object, and the compiler generates code to invoke the copy constructor.</text:span></text:p>
      <text:p text:style-name="Code">point pt1; <text:s text:c="9"/>// default constructor</text:p>
      <text:p text:style-name="Code">point p2{pt1}; <text:s text:c="5"/>// copy constructor</text:p>
      <text:p text:style-name="Body_20_Text_20_Cont"><text:span text:style-name="T3">If you don’t write your own copy constructor, the compiler writes one for you. The automatic copy constructor calls the copy constructor for every data member, just like the one in Listing 3</text:span><text:span text:style-name="T7">4</text:span><text:span text:style-name="T3">-5. Because I wrote one that is exactly like the one the compiler writes implicitly, there is no reason to write it explicitly. Let the compiler do its job.</text:span></text:p>
      <text:p text:style-name="Body_20_Text_20_Cont"><text:span text:style-name="T3">To help you visualize how the compiler calls constructors, read Listing 3</text:span><text:span text:style-name="T7">4</text:span><text:span text:style-name="T3">-6. Notice how it prints a message for each constructor use.</text:span></text:p>
      <text:p text:style-name="Code_20_Caption"><text:span text:style-name="T11">Listing</text:span><text:span text:style-name="T4"> </text:span><text:span text:style-name="T11">3</text:span><text:span text:style-name="T13">4</text:span><text:span text:style-name="T11">-6.</text:span> Visual Constructors</text:p>
      <text:p text:style-name="Code">#include &lt;iostream&gt;</text:p>
      <text:p text:style-name="Code"/>
      <text:p text:style-name="Code">struct demo</text:p>
      <text:p text:style-name="Code">{</text:p>
      <text:p text:style-name="Code"><text:span text:style-name="T15"><text:s text:c="2"/></text:span>demo() <text:s text:c="5"/>: demo{0} { std::cout &lt;&lt; "default constructor\n"; }</text:p>
      <text:p text:style-name="Code"><text:span text:style-name="T15"><text:s text:c="2"/></text:span>demo(int x) : x_{x} { std::cout &lt;&lt; "constructor(" &lt;&lt; x &lt;&lt; ")\n"; }</text:p>
      <text:p text:style-name="Code"><text:span text:style-name="T15"><text:s text:c="2"/></text:span>demo(demo const&amp; that)</text:p>
      <text:p text:style-name="Code"><text:span text:style-name="T15"><text:s text:c="2"/></text:span>: x_{that.x_}</text:p>
      <text:p text:style-name="Code"><text:span text:style-name="T15"><text:s text:c="2"/></text:span>{</text:p>
      <text:p text:style-name="Code"><text:span text:style-name="T15"><text:s text:c="4"/></text:span>std::cout &lt;&lt; "copy constructor(" &lt;&lt; x_ &lt;&lt; ")\n";</text:p>
      <text:p text:style-name="Code"><text:span text:style-name="T15"><text:s text:c="2"/></text:span>}</text:p>
      <text:p text:style-name="Code"><text:span text:style-name="T15"><text:s text:c="2"/></text:span>int x_;</text:p>
      <text:p text:style-name="Code">};</text:p>
      <text:p text:style-name="Code"/>
      <text:p text:style-name="Code">demo addone(demo d)</text:p>
      <text:p text:style-name="Code">{</text:p>
      <text:p text:style-name="Code"><text:span text:style-name="T15"><text:s text:c="2"/></text:span>++d.x_;</text:p>
      <text:p text:style-name="Code"><text:span text:style-name="T15"><text:s text:c="2"/></text:span>return d;</text:p>
      <text:p text:style-name="Code">}</text:p>
      <text:p text:style-name="Code"/>
      <text:p text:style-name="Code">int main()</text:p>
      <text:p text:style-name="Code">{</text:p>
      <text:p text:style-name="Code"><text:span text:style-name="T15"><text:s text:c="2"/></text:span>demo d1{};</text:p>
      <text:p text:style-name="Code"><text:span text:style-name="T15"><text:s text:c="2"/></text:span>demo d2{d1};</text:p>
      <text:p text:style-name="Code"><text:span text:style-name="T15"><text:s text:c="2"/></text:span>demo d3{42};</text:p>
      <text:p text:style-name="Code"><text:soft-page-break/><text:span text:style-name="T15"><text:s text:c="2"/></text:span>demo d4{addone(d3)};</text:p>
      <text:p text:style-name="Code">}</text:p>
      <text:p text:style-name="Body_20_Text_20_Cont"><text:span text:style-name="Strong_20_Emphasis"><text:span text:style-name="T19">Predict the output from running the program in Listing 33-6.</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3">Check your prediction. </text:span><text:span text:style-name="Strong_20_Emphasis"><text:span text:style-name="T19">Were you correct?</text:span></text:span><text:span text:style-name="T3"> ________________</text:span></text:p>
      <text:p text:style-name="Body_20_Text_20_Cont"><text:span text:style-name="T3">The compiler perform</text:span><text:span text:style-name="T7">s</text:span><text:span text:style-name="T3"> some minor optimizations when passing arguments to functions and accepting return values. For example, instead of copying a </text:span><text:span text:style-name="Code_20_Inline"><text:span text:style-name="T3">demo</text:span></text:span><text:span text:style-name="T3"> object to the </text:span><text:span text:style-name="Code_20_Inline"><text:span text:style-name="T3">addone</text:span></text:span><text:span text:style-name="T3"> return value, and then copying the return value to initialize </text:span><text:span text:style-name="Code_20_Inline"><text:span text:style-name="T3">d4</text:span></text:span><text:span text:style-name="T3">, the C++ standard </text:span><text:span text:style-name="T21">directs</text:span><text:span text:style-name="T3"> compilers to remove unnecessary calls to the copy constructor. When I run the program, I get the following:</text:span></text:p>
      <text:p text:style-name="Code">constructor(0) </text:p>
      <text:p text:style-name="Code">default constructor </text:p>
      <text:p text:style-name="Code">copy constructor(0) </text:p>
      <text:p text:style-name="Code">constructor(42) </text:p>
      <text:p text:style-name="Code">copy constructor(42) </text:p>
      <text:p text:style-name="Code">copy constructor(43)</text:p>
      <text:h text:style-name="Heading_20_1" text:outline-level="1"><text:bookmark-start text:name="cons"/>Defaulted and Deleted Constructors</text:h>
      <text:p text:style-name="Body_20_Text_20_First">If you do not supply any constructors, the compiler implicitly writes a default constructor and a copy constructor. If you write at least one constructor of any variety, the compiler does not implicitly write a default constructor, but it still gives you a copy constructor if you don’t write one yourself.</text:p>
      <text:p text:style-name="Body_20_Text_20_Cont"><text:span text:style-name="T3">You can take control over the compiler’s implicit behavior without writing any of your own constructors. Write a function header without a body for the constructor, and use </text:span><text:span text:style-name="Code_20_Inline"><text:span text:style-name="T3">=default</text:span></text:span><text:span text:style-name="T3"> to get the compiler’s implicit definition. Use </text:span><text:span text:style-name="Code_20_Inline"><text:span text:style-name="T3">=delete</text:span></text:span><text:span text:style-name="T3"> to suppress that </text:span><text:soft-page-break/><text:span text:style-name="T3">function. For example, if you don’t want anyone creating copies of a class, note the following:</text:span></text:p>
      <text:p text:style-name="Code">struct dont_copy</text:p>
      <text:p text:style-name="Code">{</text:p>
      <text:p text:style-name="Code"><text:span text:style-name="T15"><text:s text:c="3"/></text:span>dont_copy(dont_copy const&amp;) = delete;</text:p>
      <text:p text:style-name="Code">};</text:p>
      <text:p text:style-name="P5">More common is letting the compiler write its copy constructor but telling the human reader explicitly. As you learn more about C++, you will learn that the rules for which constructors the compiler writes for you, and when it writes them, are more complicated than what I’ve presented so far. I urge you to get into the habit of stating when you ask the compiler to implicitly provide a constructor, even if it seems trivially obvious.</text:p>
      <text:p text:style-name="Body_20_Text_20_Cont"/>
      <text:p text:style-name="Code">struct point</text:p>
      <text:p text:style-name="Code">{</text:p>
      <text:p text:style-name="Code"><text:span text:style-name="T15"><text:s text:c="2"/></text:span>point() = default;</text:p>
      <text:p text:style-name="Code"><text:span text:style-name="T15"><text:s text:c="2"/></text:span>point(point const&amp;) = default;</text:p>
      <text:p text:style-name="Code"><text:span text:style-name="T15"><text:s text:c="2"/></text:span>int x, y;</text:p>
      <text:p text:style-name="P3">};</text:p>
      <text:p text:style-name="Body_20_Text_20_Cont">That was easy. The next Exploration starts with a real challenge.<text:bookmark-end text:name="con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Courier New'" style:font-family-generic="swiss" style:font-pitch="variable" fo:letter-spacing="-0.0138in" fo:font-weight="normal" style:font-weight-asian="normal" style:font-name-complex="HelveticaNeue MediumCond1"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Courier New'" style:font-family-generic="swiss" style:font-pitch="variable" fo:language="en" fo:country="US" fo:font-weight="bold" style:font-weight-asian="bold" style:font-name-complex="HelveticaNeue MediumCond1"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Courier New'" style:font-family-generic="swiss" style:font-pitch="variable" style:font-name-complex="HelveticaNeue MediumCond1"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Default_20_Paragraph_20_Font" style:display-name="Default Paragraph Font" style:family="text"/>
    <style:style style:name="WW8Num1zfalse" style:family="text"/>
    <style:style style:name="WW8Num1ztrue" style:family="text"/>
    <style:style style:name="WW8Num5zfalse" style:family="text"/>
    <style:style style:name="WW8Num7zfalse" style:family="text"/>
    <style:style style:name="WW8Num8zfalse" style:family="text"/>
    <style:style style:name="WW8Num9zfalse" style:family="text"/>
    <style:style style:name="WW8Num10zfalse" style:family="text"/>
    <style:style style:name="WW-Default_20_Paragraph_20_Font" style:display-name="WW-Default Paragraph Font"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fals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false" style:family="text"/>
    <style:style style:name="WW8Num11ztrue" style:family="text"/>
    <style:style style:name="WW8Num12z1" style:family="text"/>
    <style:style style:name="WW8Num12z2" style:family="text"/>
    <style:style style:name="WW8Num13z0" style:family="text"/>
    <style:style style:name="WW8Num13z1" style:family="text"/>
    <style:style style:name="WW8Num13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156971"/>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3<text:span text:style-name="MT1">4</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29T01:46:00</meta:creation-date>
    <dc:creator>Ray Lischner</dc:creator>
    <dc:date>2020-03-16T09:07:02.139409112</dc:date>
    <meta:print-date>2009-03-19T10:05:00</meta:print-date>
    <meta:editing-cycles>7</meta:editing-cycles>
    <meta:editing-duration>PT1H4M15S</meta:editing-duration>
    <meta:generator>LibreOffice/6.3.3.2.0$Linux_X86_64 LibreOffice_project/30$Build-2</meta:generator>
    <meta:document-statistic meta:table-count="0" meta:image-count="0" meta:object-count="0" meta:page-count="11" meta:paragraph-count="200" meta:word-count="2766" meta:character-count="16702" meta:non-whitespace-character-count="13938"/>
    <meta:user-defined meta:name="Chapter Number">34</meta:user-defined>
    <meta:user-defined meta:name="ContentType">Document</meta:user-defined>
  </office:meta>
</office:document-meta>
</file>